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3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QUISPE ORTIZ, JULI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3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QUISPE ORTIZ, JULI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VERA QUISPE, STEVEN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ATOS PEKINES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7352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0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0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3T02:28:5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